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0c59d" officeooo:paragraph-rsid="0020c59d"/>
    </style:style>
    <style:style style:name="P2" style:family="paragraph" style:parent-style-name="Standard">
      <style:text-properties officeooo:paragraph-rsid="0020c59d"/>
    </style:style>
    <style:style style:name="P3" style:family="paragraph" style:parent-style-name="Standard">
      <style:text-properties officeooo:paragraph-rsid="00221fe0"/>
    </style:style>
    <style:style style:name="T1" style:family="text">
      <style:text-properties officeooo:rsid="0020c59d"/>
    </style:style>
    <style:style style:name="T2" style:family="text">
      <style:text-properties officeooo:rsid="00221fe0"/>
    </style:style>
    <style:style style:name="T3" style:family="text">
      <style:text-properties officeooo:rsid="0023b064"/>
    </style:style>
    <style:style style:name="T4" style:family="text">
      <style:text-properties officeooo:rsid="00259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kom – Wat is Rijkslounge?</text:p>
      <text:p text:style-name="P2"><text:span text:style-name="T1">Rijkslounge is de virtuele ontmoetingsplek voor ambtenaren. Denk hierbij aan het voeren van open- of juist privé discussies, het delen van bestanden en of het bijhouden van agenda's. Rijks</text:span><text:span text:style-name="T2">lounge</text:span><text:span text:style-name="T1"> is een veilige experimentele aanvulling voor commerciële clouddiensten zoals bijvoorbeeld: WhatsApp, Slack, Google Hangouts, GoToMeeting, NTRconnect, Webex, Uberconference, Hangouts, Zoom, etc.</text:span></text:p>
      <text:p text:style-name="Standard"/>
      <text:p text:style-name="Standard">WAT KAN IK ERMEE?</text:p>
      <text:p text:style-name="Standard">Rijks<text:span text:style-name="T2">lounge</text:span> is een krachtige combinatie van opensource chat en videovergader mogelijkheden.</text:p>
      <text:p text:style-name="Standard"/>
      <text:p text:style-name="Standard">CHATTEN</text:p>
      <text:p text:style-name="Standard">Samenwerken en communiceren in teams kan in realtime via teamchat. Daarbij kan je overschakelen naar video- of audiogesprekken met schermdeling voor efficiënter teamwerk. Rijks<text:span text:style-name="T1">lounge</text:span> helpt de productiviteit te verbeteren door ideeën, projecten en bestanden te bespreken en te delen met realtime of asynchrone teamchat.</text:p>
      <text:p text:style-name="Standard"/>
      <text:p text:style-name="Standard">Voeg relevante deelnemers toe met de vermelding @gebruikersnaam om deze onmiddellijk op de hoogte te stellen. Gebruik @all voor belangrijke aankondigingen aan alle leden van een groep. Dankzij de volledige chat-geschiedenis kunnen deelnemers op elk gewenst moment deelnemen en vertrekken.</text:p>
      <text:p text:style-name="Standard"/>
      <text:p text:style-name="Standard">VIDEOVERGADEREN</text:p>
      <text:p text:style-name="Standard">Een volledig gecodeerde, 100% open source videovergader-oplossing die je gratis kan gebruiken - zonder dat je een account nodig hebt.</text:p>
      <text:p text:style-name="Standard"/>
      <text:p text:style-name="Standard">Kies een naam voor je overleg, voer deze naam in en klik op GO. Aangekomen in je meetingsruimte kan je de link van je meeting <text:span text:style-name="T4">kopiëren</text:span> - rechtsonder bij de informatieknop - en delen met je gesprekspartner(s) door deze te plakken in mail of chat voorziening.</text:p>
      <text:p text:style-name="Standard"/>
      <text:p text:style-name="P2"><text:span text:style-name="T1">OVER <text:s/>DEZE VIRTUELE ONTMOETINGSPLEK...</text:span></text:p>
      <text:p text:style-name="P3"><text:span text:style-name="T1">Deze virtuele ontmoetingsplek is ontstaan </text:span><text:span text:style-name="T2">na het afronden van een geslaagd</text:span> innovatie experiment van het innovatie team van SSC-ICT. <text:span text:style-name="T2">De vele positieve en enthousiaste reacties van collega’s hebben ons doen besluiten om te onderzoeken hoe we deze </text:span><text:span text:style-name="T1">virtuele ontmoetingsplek </text:span><text:span text:style-name="T2">konden continueren. </text:span></text:p>
      <text:p text:style-name="P3"/>
      <text:p text:style-name="P3">Let op: Dit is GEEN onderdeel van de SSC-ICT dienstverlening, <text:span text:style-name="T3">Rijkslounge wordt je aangeboden door een team van enthousiaste vrijwilligers</text:span>!</text:p>
      <text:p text:style-name="P3"/>
      <text:p text:style-name="Standard"/>
      <text:p text:style-name="Standard">De aankomsthal <text:span text:style-name="T1">#general</text:span> is een publiek kanaal waar we nieuwe gebruikers ontvangen. Vanuit hier kun je je eerste stappen op Rijks<text:span text:style-name="T1">lounge</text:span> zetten:</text:p>
      <text:p text:style-name="Standard"/>
      <text:p text:style-name="Standard">• Een nieuw privékanaal maken om te chatten met je team</text:p>
      <text:p text:style-name="Standard">• Aansluiten bij een bestaand kanaal, een lijst met open kanalen vind je hier in #kanalen</text:p>
      <text:p text:style-name="Standard"/>
      <text:p text:style-name="Standard">Meer weten? Neem dan een kijkje op #faq , het kanaal met veelgestelde vragen. Of stel er zelf één in #hulpvragen . Een van de moderators helpt je graag verder!</text:p>
      <text:p text:style-name="Standard">Wie de moderators zijn kan je zien als aan de tag rechts naast de naam van de persoon.</text:p>
      <text:p text:style-name="Standard"/>
      <text:p text:style-name="Standard">Je kunt de #aankomsthal definitief verlaten maar hier gezellig blijven hangen kan natuurlijk ook. Heel veel succes op Rijks<text:span text:style-name="T1">lounge</text:span>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2T17:32:52.897365974</meta:creation-date>
    <dc:date>2020-11-12T21:08:17.239279492</dc:date>
    <meta:editing-duration>PT18M28S</meta:editing-duration>
    <meta:editing-cycles>3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19" meta:word-count="402" meta:character-count="2670" meta:non-whitespace-character-count="2284"/>
  </office:meta>
</office:document-meta>
</file>